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list-style-name="L2">
      <style:paragraph-properties fo:text-align="start" style:justify-single-word="false"/>
      <style:text-properties fo:font-size="14pt" style:font-size-asian="12.25pt" style:font-size-complex="14pt"/>
    </style:style>
    <style:style style:name="P4" style:family="paragraph" style:parent-style-name="Standard" style:list-style-name="L3">
      <style:paragraph-properties fo:text-align="start" style:justify-single-word="false"/>
      <style:text-properties fo:font-size="14pt" style:font-size-asian="12.25pt" style:font-size-complex="14pt"/>
    </style:style>
    <style:style style:name="P5" style:family="paragraph" style:parent-style-name="Standard">
      <style:paragraph-properties fo:text-align="center" style:justify-single-word="false"/>
      <style:text-properties fo:font-size="18pt" style:font-size-asian="15.75pt" style:font-size-complex="18pt"/>
    </style:style>
    <style:style style:name="P6" style:family="paragraph" style:parent-style-name="Standard">
      <style:paragraph-properties fo:text-align="center" style:justify-single-word="false"/>
      <style:text-properties fo:font-size="11pt" style:font-size-asian="9.60000038146973pt" style:font-size-complex="11pt"/>
    </style:style>
    <style:style style:name="P7" style:family="paragraph" style:parent-style-name="Standard">
      <style:paragraph-properties fo:text-align="start" style:justify-single-word="false"/>
      <style:text-properties fo:font-size="11pt" style:font-size-asian="9.60000038146973pt" style:font-size-complex="11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ΠΑΡΑΛΛΗΛΑ ΚΑΙ ΔΙΑΝΕΜΗΜΕΝΑ ΣΥΣΤΗΜΑΤΑ</text:p>
      <text:p text:style-name="P5">2η ΕΡΓΑΣΙΑ</text:p>
      <text:p text:style-name="P5"/>
      <text:p text:style-name="P5"/>
      <text:p text:style-name="P1"><text:span text:style-name="T1">ΦΟΙΤΗΤΕΣ</text:span>: <text:s text:c="4"/>ΕΥΑΓΓΕΛΑΚΟΣ ΠΕΤΡΟΣ <text:s text:c="5"/>7680</text:p>
      <text:p text:style-name="P1"><text:s text:c="28"/>ΧΑΜΖΑΣ ΚΩΝΣΤΑΝΤΙΝΟΣ <text:s/>7ΧΧΧ</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ΠΕΡΙΕΧΟΜΕΝΑ</text:p>
      <text:p text:style-name="P2"/>
      <text:list xml:id="list1194352948" text:style-name="L2">
        <text:list-item>
          <text:p text:style-name="P3">Ανάλυση της παράλληλης υλοποίησης της Bitonic Sort με MPI......σελ.χχ</text:p>
        </text:list-item>
        <text:list-item>
          <text:p text:style-name="P3">Ανάλυση του ελέγχου ορθότητας της μεθόδου.................................σελ.χχ</text:p>
        </text:list-item>
        <text:list-item>
          <text:p text:style-name="P3">Συγκριτικά διαγράμματα σειριακής και παράλληλης υλοποίησης...σελ.χχ </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545311856" text:style-name="L3">
        <text:list-item>
          <text:p text:style-name="P4"><text:soft-page-break/>Ανάλυση της παράλληλης υλοποίησης της Bitonic Sort με MPI</text:p>
        </text:list-item>
      </text:list>
      <text:p text:style-name="P2"/>
      <text:p text:style-name="P2"/>
      <text:p text:style-name="P2"><text:tab/><text:span text:style-name="T2">Στην συγκεκριμένη υλοποίηση χρησιμοποιήσαμε την επαναληπτική έκδοση του αλγορίθμου της <text:s/>Bitonic Sort για να κατατάξουμε μία ακολουθία αριθμών σε αύξουσα σειρά. Γενικά η Bitonic Sort χρειάζεται μια bitonic ακολουθία που αποτελείται απο μία ακολουθία σε αύξουσα σειρά και μια σε φθίνουσα. Στη συνέχεια κάνει bitonic merging τις δυο ακολουθίες μεταξύ τους και καταλίγουμε σε μια εννιαία ακολουθία σε αύξουσα σειρά. Μπορούμε τώρα να θεωρίσουμε τη δημιουργία των δύο παραπάνω μονοτονικών ακολουθιών ως υποπροβλήματα που λίνονται και αυτά με χρήση της ίδιας μεθόδου. Το πρόβλημα μπορεί να διασπάτε σε διαδοχικά υπολπροβλήματα μέχρι να φτάσουμε στην πιό μικρή δυνατή bitonic ακολουθία που είναι η ακολοθία δυο στοιχείων. Έτσι θα έχουμε δυο ακολουθίες που αποτελείται η κάθε μια από ένα στοιχείο και μπορουν να θεωρηθούν αύξουσα και φθίνουσα αντίστοιχα. Έτσι λύνοντας διαδοχικά όλα αυτά τα υποπροβλήματα καταλήγουμε τελικά σε μία ταξινομιμένη ακολουθία. </text:span></text:p>
      <text:p text:style-name="P2"><text:span text:style-name="T2"><text:tab/>Χρισιμοποιόντας τώρα την παραπάνω λογική μπορόυμε να χωρίσουμε σε περισσότερους επεξεργαστές ίσα κομμάτια της αρχικής αταξινόμιτης ακολουθίας. Αρχικά μπορόυμε να ταξινομίσουμε την κάθε υπακολουθία με χρήση μιας γρήγορης σειριακής μεθόδου ταξινόμισης, όπως είναι η QuickSort. Η ταξινόμιση των υπακολουθιών γίνεται διαδοχικά σε αύξοσα και σε φθίνουσα σειρά. Στη συνέχεια παιρνόντας μηνύματα με χρήση της MPI ανάμεσα στους διαφορετικούς επεξεργαστες εφαρμόζουμε την παραπάνω λογική θεωρόντας ώς μικρότερη bitonic ακολουθία το σύνολο των στοιχίων δύο γειτονικών επεξεργαστών. Έτσι λύνοντας διαδοχικά τα υποροβλήματα καταλήγουμε σε μία εννιαία ταξινομιμένη ακολουθία.</text:span></text:p>
      <text:p text:style-name="P2"><text:tab/></text:p>
      <text:p text:style-name="P2"/>
      <text:p text:style-name="P2"/>
      <text:p text:style-name="P2"/>
      <text:p text:style-name="P1"/>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2</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os </meta:initial-creator>
    <meta:creation-date>2015-01-07T02:06:50</meta:creation-date>
    <meta:generator>LibreOffice/3.5$Linux_X86_64 LibreOffice_project/350m1$Build-2</meta:generator>
    <dc:date>2015-01-07T04:40:02</dc:date>
    <dc:creator>petros </dc:creator>
    <meta:editing-duration>PT2H29M45S</meta:editing-duration>
    <meta:editing-cycles>20</meta:editing-cycles>
    <meta:document-statistic meta:table-count="0" meta:image-count="0" meta:object-count="0" meta:page-count="4" meta:paragraph-count="13" meta:word-count="274" meta:character-count="2045" meta:non-whitespace-character-count="1743"/>
  </office:meta>
</office:document-meta>
</file>